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7.37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é par carte</text:p>
          </table:table-cell>
          <table:table-cell table:style-name="ce1" office:value-type="string" calcext:value-type="string">
            <text:p>Prix de lot</text:p>
          </table:table-cell>
          <table:table-cell table:style-name="ce1" office:value-type="string" calcext:value-type="string">
            <text:p>Quantité par lot</text:p>
          </table:table-cell>
          <table:table-cell table:style-name="ce1" office:value-type="string" calcext:value-type="string">
            <text:p>Lot nécessaires</text:p>
          </table:table-cell>
          <table:table-cell table:style-name="ce1" office:value-type="string" calcext:value-type="string">
            <text:p>Quantité suffisan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Livraison pour N cartes</text:p>
          </table:table-cell>
          <table:table-cell table:style-name="ce1" office:value-type="string" calcext:value-type="string">
            <text:p>Prix sur la carte</text:p>
          </table:table-cell>
          <table:table-cell table:style-name="ce1"/>
          <table:table-cell table:style-name="ce1" office:value-type="string" calcext:value-type="string">
            <text:p>Quantité de cartes</text:p>
          </table:table-cell>
          <table:table-cell table:style-name="ce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uce NRF24</text:p>
          </table:table-cell>
          <table:table-cell office:value-type="string" calcext:value-type="string">
            <text:p>NRF24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E2]*[.F2]&gt;=([.$M$1]*[.C2]);&quot;OK&quot;;&quot;FAIL&quot;)" office:value-type="string" office:string-value="OK" calcext:value-type="string">
            <text:p>OK</text:p>
          </table:table-cell>
          <table:table-cell table:formula="of:=[.D2]/[.E2]" office:value-type="float" office:value="1.55" calcext:value-type="float">
            <text:p>1,55</text:p>
          </table:table-cell>
          <table:table-cell office:value-type="float" office:value="10.8" calcext:value-type="float">
            <text:p>10,8</text:p>
          </table:table-cell>
          <table:table-cell table:formula="of:=([.H2]*[.C2])" office:value-type="float" office:value="1.55" calcext:value-type="float">
            <text:p>1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ouges</text:p>
          </table:table-cell>
          <table:table-cell office:value-type="string" calcext:value-type="string">
            <text:p>Led rouge</text:p>
          </table:table-cell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,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E3]*[.F3]&gt;=([.$M$1]*[.C3]);&quot;OK&quot;;&quot;FAIL&quot;)" office:value-type="string" office:string-value="OK" calcext:value-type="string">
            <text:p>OK</text:p>
          </table:table-cell>
          <table:table-cell table:formula="of:=[.D3]/[.E3]"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table:formula="of:=([.H3]*[.C3])" office:value-type="float" office:value="0.1047" calcext:value-type="float">
            <text:p>0,1047</text:p>
          </table:table-cell>
          <table:table-cell table:number-columns-repeated="3"/>
          <table:table-cell office:value-type="string" calcext:value-type="string">
            <text:p>https://fr.aliexpress.com/item/1005003323707856.html?spm=a2g0o.productlist.main.3.2a01dc399gbL8Y&amp;algo_pvid=4649552e-58f1-468d-8004-1d0a813353b0&amp;aem_p4p_detail=202412301507445065373570797980020748746&amp;algo_exp_id=4649552e-58f1-468d-8004-1d0a813353b0-1&amp;pdp_npi=4%40dis%21EUR%213.39%213.39%21%21%213.45%213.45%21%40211b65de17356000642882962e86d1%2112000025211444650%21sea%21FR%214134948043%21X&amp;curPageLogUid=ZsPgW0THyd8t&amp;utparam-url=scene%3Asearch%7Cquery_from%3A&amp;search_p4p_id=202412301507445065373570797980020748746_2</text:p>
          </table:table-cell>
        </table:table-row>
        <table:table-row table:style-name="ro1">
          <table:table-cell office:value-type="string" calcext:value-type="string">
            <text:p>Led vertes</text:p>
          </table:table-cell>
          <table:table-cell office:value-type="string" calcext:value-type="string">
            <text:p>LED vertes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E4]*[.F4]&gt;=([.$M$1]*[.C4]);&quot;OK&quot;;&quot;FAIL&quot;)" office:value-type="string" office:string-value="OK" calcext:value-type="string">
            <text:p>OK</text:p>
          </table:table-cell>
          <table:table-cell table:formula="of:=[.D4]/[.E4]"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table:formula="of:=([.H4]*[.C4])" office:value-type="float" office:value="0.0349" calcext:value-type="float">
            <text:p>0,0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jaunes</text:p>
          </table:table-cell>
          <table:table-cell office:value-type="string" calcext:value-type="string">
            <text:p>LED jaunes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E5]*[.F5]&gt;=([.$M$1]*[.C5]);&quot;OK&quot;;&quot;FAIL&quot;)" office:value-type="string" office:string-value="OK" calcext:value-type="string">
            <text:p>OK</text:p>
          </table:table-cell>
          <table:table-cell table:formula="of:=[.D5]/[.E5]"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table:formula="of:=([.H5]*[.C5])" office:value-type="float" office:value="0.0349" calcext:value-type="float">
            <text:p>0,034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293D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E6]*[.F6]&gt;=([.$M$1]*[.C6]);&quot;OK&quot;;&quot;FAIL&quot;)" office:value-type="string" office:string-value="OK" calcext:value-type="string">
            <text:p>OK</text:p>
          </table:table-cell>
          <table:table-cell table:formula="of:=[.D6]/[.E6]" office:value-type="float" office:value="0.296" calcext:value-type="float">
            <text:p>0,296</text:p>
          </table:table-cell>
          <table:table-cell office:value-type="float" office:value="2.93" calcext:value-type="float">
            <text:p>2,93</text:p>
          </table:table-cell>
          <table:table-cell table:formula="of:=([.H6]*[.C6])" office:value-type="float" office:value="0.296" calcext:value-type="float">
            <text:p>0,296</text:p>
          </table:table-cell>
          <table:table-cell table:number-columns-repeated="3"/>
          <table:table-cell office:value-type="string" calcext:value-type="string">
            <text:p>https://fr.aliexpress.com/item/1005007983665361.html?spm=a2g0o.productlist.main.51.1e03357dqkcBWs&amp;algo_pvid=1153c309-45ad-42ab-8bf8-dd05618e1bdb&amp;algo_exp_id=1153c309-45ad-42ab-8bf8-dd05618e1bdb-25&amp;pdp_npi=4%40dis%21EUR%211.48%211.48%21%21%211.51%211.51%21%402103963717356003339221110e5e65%2112000043156119117%21sea%21FR%214134948043%21X&amp;curPageLogUid=9KZkrNNrTzDw&amp;utparam-url=scene%3Asearch%7Cquery_from%3A</text:p>
          </table:table-cell>
        </table:table-row>
        <table:table-row table:style-name="ro1">
          <table:table-cell office:value-type="string" calcext:value-type="string">
            <text:p>Support DIP-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E7]*[.F7]&gt;=([.$M$1]*[.C7]);&quot;OK&quot;;&quot;FAIL&quot;)" office:value-type="string" office:string-value="OK" calcext:value-type="string">
            <text:p>OK</text:p>
          </table:table-cell>
          <table:table-cell table:formula="of:=[.D7]/[.E7]" office:value-type="float" office:value="0.057" calcext:value-type="float">
            <text:p>0,057</text:p>
          </table:table-cell>
          <table:table-cell office:value-type="float" office:value="3.93" calcext:value-type="float">
            <text:p>3,93</text:p>
          </table:table-cell>
          <table:table-cell table:formula="of:=([.H7]*[.C7])" office:value-type="float" office:value="0.057" calcext:value-type="float">
            <text:p>0,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eur JST 2m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2" calcext:value-type="float">
            <text:p>2,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E8]*[.F8]&gt;=([.$M$1]*[.C8]);&quot;OK&quot;;&quot;FAIL&quot;)" office:value-type="string" office:string-value="OK" calcext:value-type="string">
            <text:p>OK</text:p>
          </table:table-cell>
          <table:table-cell table:formula="of:=[.D8]/[.E8]" office:value-type="float" office:value="0.0272" calcext:value-type="float">
            <text:p>0,0272</text:p>
          </table:table-cell>
          <table:table-cell office:value-type="float" office:value="0" calcext:value-type="float">
            <text:p>0</text:p>
          </table:table-cell>
          <table:table-cell table:formula="of:=([.H8]*[.C8])" office:value-type="float" office:value="0.0544" calcext:value-type="float">
            <text:p>0,0544</text:p>
          </table:table-cell>
          <table:table-cell table:number-columns-repeated="3"/>
          <table:table-cell office:value-type="string" calcext:value-type="string">
            <text:p>https://fr.aliexpress.com/item/1005003431613901.html?spm=a2g0o.productlist.main.81.61323e573eCUOP&amp;algo_pvid=0f26c21a-e5c3-45ec-8ed7-a933bbb66162&amp;algo_exp_id=0f26c21a-e5c3-45ec-8ed7-a933bbb66162-40&amp;pdp_npi=4%40dis%21EUR%212.08%212.08%21%21%212.12%212.12%21%40211b61a417356008544756966e5e0d%2112000026311995670%21sea%21FR%214134948043%21X&amp;curPageLogUid=7iD6NpTM8n8V&amp;utparam-url=scene%3Asearch%7Cquery_from%3A</text:p>
          </table:table-cell>
        </table:table-row>
        <table:table-row table:style-name="ro1">
          <table:table-cell office:value-type="string" calcext:value-type="string">
            <text:p>RPI pi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,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E9]*[.F9]&gt;=([.$M$1]*[.C9]);&quot;OK&quot;;&quot;FAIL&quot;)" office:value-type="string" office:string-value="OK" calcext:value-type="string">
            <text:p>OK</text:p>
          </table:table-cell>
          <table:table-cell table:formula="of:=[.D9]/[.E9]" office:value-type="float" office:value="8.28" calcext:value-type="float">
            <text:p>8,28</text:p>
          </table:table-cell>
          <table:table-cell office:value-type="float" office:value="0" calcext:value-type="float">
            <text:p>0</text:p>
          </table:table-cell>
          <table:table-cell table:formula="of:=([.H9]*[.C9])" office:value-type="float" office:value="8.28" calcext:value-type="float">
            <text:p>8,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F301-2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9" calcext:value-type="float">
            <text:p>1,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IF([.E10]*[.F10]&gt;=([.$M$1]*[.C10]);&quot;OK&quot;;&quot;FAIL&quot;)" office:value-type="string" office:string-value="OK" calcext:value-type="string">
            <text:p>OK</text:p>
          </table:table-cell>
          <table:table-cell table:formula="of:=[.D10]/[.E10]" office:value-type="float" office:value="0.129" calcext:value-type="float">
            <text:p>0,129</text:p>
          </table:table-cell>
          <table:table-cell office:value-type="float" office:value="0" calcext:value-type="float">
            <text:p>0</text:p>
          </table:table-cell>
          <table:table-cell table:formula="of:=([.H10]*[.C10])" office:value-type="float" office:value="0.903" calcext:value-type="float">
            <text:p>0,903</text:p>
          </table:table-cell>
          <table:table-cell table:number-columns-repeated="3"/>
          <table:table-cell office:value-type="string" calcext:value-type="string">
            <text:p>https://fr.aliexpress.com/item/1005008001886478.html?spm=a2g0o.productlist.main.37.6d5378f8YQBBn7&amp;algo_pvid=5bc4942b-4e3a-4464-9ba3-0337992a2cc0&amp;algo_exp_id=5bc4942b-4e3a-4464-9ba3-0337992a2cc0-18&amp;pdp_npi=4%40dis%21EUR%211.29%211.29%21%21%219.58%219.58%21%402103835c17356011175076945e8901%2112000043220256257%21sea%21FR%214134948043%21X&amp;curPageLogUid=MmrBKH9NEIN0&amp;utparam-url=scene%3Asearch%7Cquery_from%3A</text:p>
          </table:table-cell>
        </table:table-row>
        <table:table-row table:style-name="ro1">
          <table:table-cell office:value-type="string" calcext:value-type="string">
            <text:p>O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E11]*[.F11]&gt;=([.$M$1]*[.C11]);&quot;OK&quot;;&quot;FAIL&quot;)" office:value-type="string" office:string-value="OK" calcext:value-type="string">
            <text:p>OK</text:p>
          </table:table-cell>
          <table:table-cell table:formula="of:=[.D11]/[.E11]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table:formula="of:=([.H11]*[.C11])" office:value-type="float" office:value="1.39" calcext:value-type="float">
            <text:p>1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U-6050</text:p>
          </table:table-cell>
          <table:table-cell office:value-type="string" calcext:value-type="string">
            <text:p>Accéléromètre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E12]*[.F12]&gt;=([.$M$1]*[.C12]);&quot;OK&quot;;&quot;FAIL&quot;)" office:value-type="string" office:string-value="OK" calcext:value-type="string">
            <text:p>OK</text:p>
          </table:table-cell>
          <table:table-cell table:formula="of:=[.D12]/[.E12]"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table:formula="of:=([.H12]*[.C12])" office:value-type="float" office:value="0.99" calcext:value-type="float">
            <text:p>0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HC04</text:p>
          </table:table-cell>
          <table:table-cell office:value-type="string" calcext:value-type="string">
            <text:p>Porte inverseuse</text:p>
          </table:table-cell>
          <table:table-cell office:value-type="float" office:value="1" calcext:value-type="float">
            <text:p>1</text:p>
          </table:table-cell>
          <table:table-cell office:value-type="float" office:value="1.91" calcext:value-type="float">
            <text:p>1,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E13]*[.F13]&gt;=([.$M$1]*[.C13]);&quot;OK&quot;;&quot;FAIL&quot;)" office:value-type="string" office:string-value="OK" calcext:value-type="string">
            <text:p>OK</text:p>
          </table:table-cell>
          <table:table-cell table:formula="of:=[.D13]/[.E13]" office:value-type="float" office:value="0.191" calcext:value-type="float">
            <text:p>0,191</text:p>
          </table:table-cell>
          <table:table-cell office:value-type="float" office:value="0" calcext:value-type="float">
            <text:p>0</text:p>
          </table:table-cell>
          <table:table-cell table:formula="of:=([.H13]*[.C13])" office:value-type="float" office:value="0.191" calcext:value-type="float">
            <text:p>0,191</text:p>
          </table:table-cell>
          <table:table-cell table:number-columns-repeated="3"/>
          <table:table-cell office:value-type="string" calcext:value-type="string">
            <text:p>https://fr.aliexpress.com/item/1005006870781173.html?spm=a2g0o.productlist.main.3.2bc44514Ea4kxp&amp;algo_pvid=4991a51f-0efe-4983-92b0-daf489046fba&amp;algo_exp_id=4991a51f-0efe-4983-92b0-daf489046fba-1&amp;pdp_npi=4%40dis%21EUR%211.68%210.99%21%21%2112.49%217.35%21%40211b430817356432840425116e8c41%2112000038575224094%21sea%21FR%210%21ABX&amp;curPageLogUid=GpBgGgvlAqYj&amp;utparam-url=scene%3Asearch%7Cquery_from%3A</text:p>
          </table:table-cell>
        </table:table-row>
        <table:table-row table:style-name="ro1">
          <table:table-cell office:value-type="string" calcext:value-type="string">
            <text:p>encodeur rotati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9" calcext:value-type="float">
            <text:p>2,6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E14]*[.F14]&gt;=([.$M$1]*[.C14]);&quot;OK&quot;;&quot;FAIL&quot;)" office:value-type="string" office:string-value="OK" calcext:value-type="string">
            <text:p>OK</text:p>
          </table:table-cell>
          <table:table-cell table:formula="of:=[.D14]/[.E14]" office:value-type="float" office:value="0.538" calcext:value-type="float">
            <text:p>0,538</text:p>
          </table:table-cell>
          <table:table-cell office:value-type="float" office:value="0" calcext:value-type="float">
            <text:p>0</text:p>
          </table:table-cell>
          <table:table-cell table:formula="of:=([.H14]*[.C14])" office:value-type="float" office:value="0.538" calcext:value-type="float">
            <text:p>0,538</text:p>
          </table:table-cell>
          <table:table-cell table:number-columns-repeated="3"/>
          <table:table-cell office:value-type="string" calcext:value-type="string">
            <text:p>https://fr.aliexpress.com/item/1005007644083514.html?spm=a2g0o.productlist.main.9.25fd50c0yTMxSO&amp;algo_pvid=2892a4bb-40d1-44bc-b3f7-9e4720ea5412&amp;algo_exp_id=2892a4bb-40d1-44bc-b3f7-9e4720ea5412-4&amp;pdp_npi=4%40dis%21EUR%212.48%210.99%21%21%212.52%211.00%21%4021038e1e17356435942377009eabae%2112000041630839423%21sea%21FR%210%21ABX&amp;curPageLogUid=xfDU4F89VE7j&amp;utparam-url=scene%3Asearch%7Cquery_from%3A</text:p>
          </table:table-cell>
        </table:table-row>
        <table:table-row table:style-name="ro1">
          <table:table-cell office:value-type="string" calcext:value-type="string">
            <text:p>Bouton poussoir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.44" calcext:value-type="float">
            <text:p>1,4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F([.E15]*[.F15]&gt;=([.$M$1]*[.C15]);&quot;OK&quot;;&quot;FAIL&quot;)" office:value-type="string" office:string-value="OK" calcext:value-type="string">
            <text:p>OK</text:p>
          </table:table-cell>
          <table:table-cell table:formula="of:=[.D15]/[.E15]" office:value-type="float" office:value="0.0288" calcext:value-type="float">
            <text:p>0,0288</text:p>
          </table:table-cell>
          <table:table-cell office:value-type="float" office:value="2.83" calcext:value-type="float">
            <text:p>2,83</text:p>
          </table:table-cell>
          <table:table-cell table:formula="of:=([.H15]*[.C15])" office:value-type="float" office:value="0.2016" calcext:value-type="float">
            <text:p>0,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eur DC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9.89" calcext:value-type="float">
            <text:p>19,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IF([.E16]*[.F16]&gt;=([.$M$1]*[.C16]);&quot;OK&quot;;&quot;FAIL&quot;)" office:value-type="string" office:string-value="OK" calcext:value-type="string">
            <text:p>OK</text:p>
          </table:table-cell>
          <table:table-cell table:formula="of:=[.D16]/[.E16]" office:value-type="float" office:value="0.9945" calcext:value-type="float">
            <text:p>0,9945</text:p>
          </table:table-cell>
          <table:table-cell office:value-type="float" office:value="2" calcext:value-type="float">
            <text:p>2</text:p>
          </table:table-cell>
          <table:table-cell table:formula="of:=([.H16]*[.C16])" office:value-type="float" office:value="1.989" calcext:value-type="float">
            <text:p>1,989</text:p>
          </table:table-cell>
          <table:table-cell table:number-columns-repeated="3"/>
          <table:table-cell office:value-type="string" calcext:value-type="string">
            <text:p>https://fr.aliexpress.com/item/1005007447267197.html?spm=a2g0o.detail.pcDetailTopMoreOtherSeller.12.2c1b3kxu3kxuOK&amp;gps-id=pcDetailTopMoreOtherSeller&amp;scm=1007.40196.404796.0&amp;scm_id=1007.40196.404796.0&amp;scm-url=1007.40196.404796.0&amp;pvid=c9987475-483e-4241-bd32-215fdf6b9e3f&amp;_t=gps-id:pcDetailTopMoreOtherSeller,scm-url:1007.40196.404796.0,pvid:c9987475-483e-4241-bd32-215fdf6b9e3f,tpp_buckets:668%232846%238108%231977&amp;pdp_npi=4%40dis%21EUR%211.57%210.99%21%21%2111.66%217.34%21%402103891017356443938528176eaea9%2112000040789102369%21rec%21FR%21%21ABXZ&amp;utparam-url=scene%3ApcDetailTopMoreOtherSeller%7Cquery_from%3A</text:p>
          </table:table-cell>
        </table:table-row>
        <table:table-row table:style-name="ro2">
          <table:table-cell office:value-type="string" calcext:value-type="string">
            <text:p>BME280</text:p>
          </table:table-cell>
          <table:table-cell table:style-name="ce7" office:value-type="string" calcext:value-type="string">
            <text:p>Attention vérifiez bien le voltage de fonctionnement de votre capteur, il en existe 2 versions. le capteur 3,3V comporte 6 broches, celui à 5V n'en possède que 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E17]*[.F17]&gt;=([.$M$1]*[.C17]);&quot;OK&quot;;&quot;FAIL&quot;)" office:value-type="string" office:string-value="OK" calcext:value-type="string">
            <text:p>OK</text:p>
          </table:table-cell>
          <table:table-cell table:formula="of:=[.D17]/[.E1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H17]*[.C1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sistances de 10k 1/4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IF([.E18]*[.F18]&gt;=([.$M$1]*[.C18]);&quot;OK&quot;;&quot;FAIL&quot;)" office:value-type="string" office:string-value="OK" calcext:value-type="string">
            <text:p>OK</text:p>
          </table:table-cell>
          <table:table-cell table:formula="of:=[.D18]/[.E18]" office:value-type="float" office:value="0.0058" calcext:value-type="float">
            <text:p>0,0058</text:p>
          </table:table-cell>
          <table:table-cell office:value-type="float" office:value="2.61" calcext:value-type="float">
            <text:p>2,61</text:p>
          </table:table-cell>
          <table:table-cell table:formula="of:=([.H18]*[.C18])" office:value-type="float" office:value="0.058" calcext:value-type="float">
            <text:p>0,058</text:p>
          </table:table-cell>
          <table:table-cell table:number-columns-repeated="3"/>
          <table:table-cell office:value-type="string" calcext:value-type="string">
            <text:p>https://fr.aliexpress.com/item/1005003818444423.html?spm=a2g0o.productlist.main.23.737d987fWygCQC&amp;algo_pvid=86b7e201-4a79-4307-aadf-a244a2a15916&amp;algo_exp_id=86b7e201-4a79-4307-aadf-a244a2a15916-41&amp;pdp_npi=4%40dis%21EUR%210.58%210.58%21%21%210.59%210.59%21%402103890117356449127016998e7df3%2112000027264600053%21sea%21FR%210%21ABX&amp;curPageLogUid=q8Vhuw36mZl6&amp;utparam-url=scene%3Asearch%7Cquery_from%3A</text:p>
          </table:table-cell>
        </table:table-row>
        <table:table-row table:style-name="ro1">
          <table:table-cell office:value-type="string" calcext:value-type="string">
            <text:p>Résistances de 1k 1/4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IF([.E19]*[.F19]&gt;=([.$M$1]*[.C19]);&quot;OK&quot;;&quot;FAIL&quot;)" office:value-type="string" office:string-value="OK" calcext:value-type="string">
            <text:p>OK</text:p>
          </table:table-cell>
          <table:table-cell table:formula="of:=[.D19]/[.E19]" office:value-type="float" office:value="0.0058" calcext:value-type="float">
            <text:p>0,0058</text:p>
          </table:table-cell>
          <table:table-cell office:value-type="float" office:value="2.61" calcext:value-type="float">
            <text:p>2,61</text:p>
          </table:table-cell>
          <table:table-cell table:formula="of:=([.H19]*[.C19])" office:value-type="float" office:value="0.058" calcext:value-type="float">
            <text:p>0,058</text:p>
          </table:table-cell>
          <table:table-cell table:number-columns-repeated="3"/>
          <table:table-cell office:value-type="string" calcext:value-type="string">
            <text:p>https://fr.aliexpress.com/item/1005003818444423.html?spm=a2g0o.productlist.main.23.737d987fWygCQC&amp;algo_pvid=86b7e201-4a79-4307-aadf-a244a2a15916&amp;algo_exp_id=86b7e201-4a79-4307-aadf-a244a2a15916-41&amp;pdp_npi=4%40dis%21EUR%210.58%210.58%21%21%210.59%210.59%21%402103890117356449127016998e7df3%2112000027264600053%21sea%21FR%210%21ABX&amp;curPageLogUid=q8Vhuw36mZl6&amp;utparam-url=scene%3Asearch%7Cquery_from%3A</text:p>
          </table:table-cell>
        </table:table-row>
        <table:table-row table:style-name="ro1">
          <table:table-cell office:value-type="string" calcext:value-type="string">
            <text:p>Résistances de 270 1/4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IF([.E20]*[.F20]&gt;=([.$M$1]*[.C20]);&quot;OK&quot;;&quot;FAIL&quot;)" office:value-type="string" office:string-value="OK" calcext:value-type="string">
            <text:p>OK</text:p>
          </table:table-cell>
          <table:table-cell table:formula="of:=[.D20]/[.E20]" office:value-type="float" office:value="0.0058" calcext:value-type="float">
            <text:p>0,0058</text:p>
          </table:table-cell>
          <table:table-cell office:value-type="float" office:value="2.61" calcext:value-type="float">
            <text:p>2,61</text:p>
          </table:table-cell>
          <table:table-cell table:formula="of:=([.H20]*[.C20])" office:value-type="float" office:value="0.0058" calcext:value-type="float">
            <text:p>0,0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ocoupleur PC8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IF([.E21]*[.F21]&gt;=([.$M$1]*[.C21]);&quot;OK&quot;;&quot;FAIL&quot;)" office:value-type="string" office:string-value="OK" calcext:value-type="string">
            <text:p>OK</text:p>
          </table:table-cell>
          <table:table-cell table:formula="of:=[.D21]/[.E21]"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table:formula="of:=([.H21]*[.C21])" office:value-type="float" office:value="0.27" calcext:value-type="float">
            <text:p>0,27</text:p>
          </table:table-cell>
          <table:table-cell table:number-columns-repeated="3"/>
          <table:table-cell office:value-type="string" calcext:value-type="string">
            <text:p>https://fr.aliexpress.com/item/1005006140298503.html?spm=a2g0o.productlist.main.5.371e3fccWqgJjE&amp;algo_pvid=bfaaa7a3-9694-4d19-b843-fdfbe4b0729e&amp;algo_exp_id=bfaaa7a3-9694-4d19-b843-fdfbe4b0729e-2&amp;pdp_npi=4%40dis%21EUR%212.70%210.99%21%21%2120.09%217.37%21%402103867617356453187172778ed004%2112000035940338047%21sea%21FR%210%21ABX&amp;curPageLogUid=P2YlEN0pTzpz&amp;utparam-url=scene%3Asearch%7Cquery_from%3A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2" calcext:value-type="float">
            <text:p>9,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E22]*[.F22]&gt;=([.$M$1]*[.C22]);&quot;OK&quot;;&quot;FAIL&quot;)" office:value-type="string" office:string-value="OK" calcext:value-type="string">
            <text:p>OK</text:p>
          </table:table-cell>
          <table:table-cell table:formula="of:=[.D22]/[.E22]" office:value-type="float" office:value="0.952" calcext:value-type="float">
            <text:p>0,952</text:p>
          </table:table-cell>
          <table:table-cell office:value-type="float" office:value="0" calcext:value-type="float">
            <text:p>0</text:p>
          </table:table-cell>
          <table:table-cell table:formula="of:=([.H22]*[.C22])" office:value-type="float" office:value="0.952" calcext:value-type="float">
            <text:p>0,952</text:p>
          </table:table-cell>
          <table:table-cell table:number-columns-repeated="3"/>
          <table:table-cell office:value-type="string" calcext:value-type="string">
            <text:p>https://fr.aliexpress.com/item/1005007849944952.html?spm=a2g0o.productlist.main.7.a4184b01LWIoZT&amp;algo_pvid=68305656-0a59-4f42-b156-447a85db9d9b&amp;aem_p4p_detail=202412310344566991944928435500000615053&amp;algo_exp_id=68305656-0a59-4f42-b156-447a85db9d9b-3&amp;pdp_npi=4%40dis%21EUR%214.66%210.99%21%21%214.74%211.01%21%40210390c217356454963434262ee5b6%2112000042532579467%21sea%21FR%210%21ABX&amp;curPageLogUid=ZtOMwn9QLlWA&amp;utparam-url=scene%3Asearch%7Cquery_from%3A&amp;search_p4p_id=202412310344566991944928435500000615053_1</text:p>
          </table:table-cell>
        </table:table-row>
        <table:table-row table:style-name="ro1">
          <table:table-cell office:value-type="string" calcext:value-type="string">
            <text:p>Connecteur 2.54mm 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IF([.E23]*[.F23]&gt;=([.$M$1]*[.C23]);&quot;OK&quot;;&quot;FAIL&quot;)" office:value-type="string" office:string-value="OK" calcext:value-type="string">
            <text:p>OK</text:p>
          </table:table-cell>
          <table:table-cell table:formula="of:=[.D23]/[.E23]" office:value-type="float" office:value="0.121" calcext:value-type="float">
            <text:p>0,121</text:p>
          </table:table-cell>
          <table:table-cell office:value-type="float" office:value="0" calcext:value-type="float">
            <text:p>0</text:p>
          </table:table-cell>
          <table:table-cell table:formula="of:=([.H23]*[.C23])" office:value-type="float" office:value="0.726" calcext:value-type="float">
            <text:p>0,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C DS1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,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E24]*[.F24]&gt;=([.$M$1]*[.C24]);&quot;OK&quot;;&quot;FAIL&quot;)" office:value-type="string" office:string-value="OK" calcext:value-type="string">
            <text:p>OK</text:p>
          </table:table-cell>
          <table:table-cell table:formula="of:=[.D24]/[.E24]" office:value-type="float" office:value="0.142" calcext:value-type="float">
            <text:p>0,142</text:p>
          </table:table-cell>
          <table:table-cell office:value-type="float" office:value="0" calcext:value-type="float">
            <text:p>0</text:p>
          </table:table-cell>
          <table:table-cell table:formula="of:=([.H24]*[.C24])" office:value-type="float" office:value="0.142" calcext:value-type="float">
            <text:p>0,142</text:p>
          </table:table-cell>
          <table:table-cell table:number-columns-repeated="4"/>
        </table:table-row>
        <table:table-row table:style-name="ro1" table:number-rows-repeated="13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/>
          <table:table-cell table:formula="of:=SUM([.I1:.I24])" office:value-type="float" office:value="30.32" calcext:value-type="float">
            <text:p>30,32</text:p>
          </table:table-cell>
          <table:table-cell table:formula="of:=SUM([.J2:.J35])" office:value-type="float" office:value="21.8263" calcext:value-type="float">
            <text:p>21,82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Livraison par carte</text:p>
          </table:table-cell>
          <table:table-cell table:formula="of:=[.I38]/[.$M$1]" office:value-type="float" office:value="1.01066666666667" calcext:value-type="float">
            <text:p>1,0106666666666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rix du PCB unitair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 pour une carte</text:p>
          </table:table-cell>
          <table:table-cell table:formula="of:=[.J38]+[.I40]+[.I41]" office:value-type="float" office:value="27.8369666666667" calcext:value-type="float">
            <text:p>27,836966666666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 Commande</text:p>
          </table:table-cell>
          <table:table-cell/>
          <table:table-cell table:formula="of:=[.I42]*[.$M$1]" office:value-type="float" office:value="835.109" calcext:value-type="float">
            <text:p>835,109</text:p>
          </table:table-cell>
          <table:table-cell table:number-columns-repeated="4"/>
        </table:table-row>
        <calcext:conditional-formats>
          <calcext:conditional-format calcext:target-range-address="Feuille1.G2:Feuille1.G24">
            <calcext:condition calcext:apply-style-name="Good" calcext:value="contains-text('OK')" calcext:base-cell-address="Feuille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2:52:35.055353102</dc:date>
    <meta:editing-duration>PT1H31M33S</meta:editing-duration>
    <meta:editing-cycles>39</meta:editing-cycles>
    <meta:generator>LibreOffice/7.4.7.2$Linux_X86_64 LibreOffice_project/40$Build-2</meta:generator>
    <meta:document-statistic meta:table-count="1" meta:cell-count="248" meta:object-count="0"/>
  </office:meta>
</office:document-meta>
</file>